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eae9" officeooo:paragraph-rsid="0003eae9" style:font-weight-asian="bold" style:font-weight-complex="bold"/>
    </style:style>
    <style:style style:name="P3" style:family="paragraph" style:parent-style-name="Standard">
      <style:text-properties fo:font-weight="bold" officeooo:paragraph-rsid="0003eae9" style:font-weight-asian="bold" style:font-weight-complex="bold"/>
    </style:style>
    <style:style style:name="P4" style:family="paragraph" style:parent-style-name="Standard">
      <style:text-properties fo:font-weight="bold" officeooo:rsid="00046bcc" officeooo:paragraph-rsid="00046bcc" style:font-weight-asian="bold" style:font-weight-complex="bold"/>
    </style:style>
    <style:style style:name="P5" style:family="paragraph" style:parent-style-name="Standard">
      <style:text-properties officeooo:paragraph-rsid="0003eae9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3eae9" officeooo:paragraph-rsid="0003eae9" style:font-size-asian="16pt" style:font-weight-asian="bold" style:font-size-complex="16pt" style:font-weight-complex="bold"/>
    </style:style>
    <style:style style:name="P7" style:family="paragraph" style:parent-style-name="Standard">
      <style:paragraph-properties fo:break-before="page"/>
      <style:text-properties fo:font-weight="bold" officeooo:rsid="00046bcc" officeooo:paragraph-rsid="00046bcc" style:font-weight-asian="bold" style:font-weight-complex="bold"/>
    </style:style>
    <style:style style:name="T1" style:family="text">
      <style:text-properties officeooo:rsid="0003eae9"/>
    </style:style>
    <style:style style:name="T2" style:family="text">
      <style:text-properties fo:font-weight="bold" officeooo:rsid="0003eae9" style:font-weight-asian="bold" style:font-weight-complex="bold"/>
    </style:style>
    <style:style style:name="T3" style:family="text">
      <style:text-properties fo:color="#008dde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PORTAIL WEB DU JEU</text:p>
      <text:p text:style-name="P2"/>
      <text:p text:style-name="P2"/>
      <text:p text:style-name="P2">TRADUCTION RUNIQUE :</text:p>
      <text:p text:style-name="P1">https://anthropia.prolifik.net/DEMO/anonymous/ability/my_runic_translation_open/</text:p>
      <text:p text:style-name="P1"/>
      <text:p text:style-name="P1"/>
      <text:p text:style-name="P5"><text:span text:style-name="T2">INDICES D’ANALYSE (envoûtement ou science)</text:span></text:p>
      <text:p text:style-name="P1">https://anthropia.prolifik.net/DEMO/anonymous/clues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PORTAIL WEB DU JEU</text:p>
      <text:p text:style-name="P2"/>
      <text:p text:style-name="P2"/>
      <text:p text:style-name="P2">TRADUCTION RUNIQUE :</text:p>
      <text:p text:style-name="P3">https://anthropia.prolifik.net/DEMO/anonymous/ability/my_runic_translation_open/</text:p>
      <text:p text:style-name="P3"/>
      <text:p text:style-name="P3"/>
      <text:p text:style-name="P5"><text:span text:style-name="T2">INDICES D’ANALYSE (envoûtement ou science)</text:span></text:p>
      <text:p text:style-name="P3">https://anthropia.prolifik.net/DEMO/anonymous/clues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PORTAIL WEB DU JEU</text:p>
      <text:p text:style-name="P2"/>
      <text:p text:style-name="P2"/>
      <text:p text:style-name="P2">TRADUCTION RUNIQUE :</text:p>
      <text:p text:style-name="P3">https://anthropia.prolifik.net/DEMO/anonymous/ability/my_runic_translation_open/</text:p>
      <text:p text:style-name="P3"/>
      <text:p text:style-name="P3"/>
      <text:p text:style-name="P5"><text:span text:style-name="T2">INDICES D’ANALYSE (envoûtement ou science)</text:span></text:p>
      <text:p text:style-name="P3">https://anthropia.prolifik.net/DEMO/anonymous/clues/</text:p>
      <text:p text:style-name="P7"><text:line-break/><text:line-break/><text:span text:style-name="T4">URLS IMPORTANTES TOUTES</text:span><text:line-break/><text:span text:style-name="T4">--------------------------------------------------</text:span></text:p>
      <text:p text:style-name="P4"><text:line-break/><text:span text:style-name="T4">https://anthropia.prolifik.net/DEMO/anonymous/enigma_runes_puzzle/</text:span><text:line-break/><text:span text:style-name="T4">https://anthropia.prolifik.net/DEMO/anonymous/enigma_runes_cards/</text:span><text:line-break/><text:span text:style-name="T4">https://anthropia.prolifik.net/DEMO/anonymous/ability/my_runic_translation_open/</text:span><text:line-break/><text:span text:style-name="T4">https://anthropia.prolifik.net/DEMO/anonymous/clues/</text:span><text:line-break/><text:lin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2T20:24:29.769000000</meta:creation-date>
    <dc:date>2021-12-02T23:09:39.267000000</dc:date>
    <meta:editing-duration>PT2H45M8S</meta:editing-duration>
    <meta:editing-cycles>3</meta:editing-cycles>
    <meta:generator>LibreOffice/6.4.4.2$Windows_X86_64 LibreOffice_project/3d775be2011f3886db32dfd395a6a6d1ca2630ff</meta:generator>
    <meta:print-date>2021-12-02T20:26:24.438000000</meta:print-date>
    <meta:document-statistic meta:table-count="0" meta:image-count="0" meta:object-count="0" meta:page-count="2" meta:paragraph-count="17" meta:word-count="50" meta:character-count="981" meta:non-whitespace-character-count="943"/>
  </office:meta>
</office:document-meta>
</file>